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bf41" officeooo:paragraph-rsid="001cbf41"/>
    </style:style>
    <style:style style:name="P2" style:family="paragraph" style:parent-style-name="Standard">
      <style:text-properties officeooo:rsid="001eb73a" officeooo:paragraph-rsid="001eb73a"/>
    </style:style>
    <style:style style:name="P3" style:family="paragraph" style:parent-style-name="Standard">
      <style:text-properties officeooo:rsid="0024276c" officeooo:paragraph-rsid="0024276c"/>
    </style:style>
    <style:style style:name="P4" style:family="paragraph" style:parent-style-name="Standard">
      <style:text-properties officeooo:rsid="0025f8bc" officeooo:paragraph-rsid="0025f8bc"/>
    </style:style>
    <style:style style:name="P5" style:family="paragraph" style:parent-style-name="Standard">
      <style:text-properties officeooo:rsid="0026b61c" officeooo:paragraph-rsid="0026b61c"/>
    </style:style>
    <style:style style:name="P6" style:family="paragraph" style:parent-style-name="Standard">
      <style:text-properties officeooo:rsid="0026c1eb" officeooo:paragraph-rsid="0026c1eb"/>
    </style:style>
    <style:style style:name="P7" style:family="paragraph" style:parent-style-name="Standard">
      <style:text-properties officeooo:rsid="0029c7ec" officeooo:paragraph-rsid="0029c7ec"/>
    </style:style>
    <style:style style:name="P8" style:family="paragraph" style:parent-style-name="Standard">
      <style:text-properties officeooo:rsid="002a8a5c" officeooo:paragraph-rsid="002a8a5c"/>
    </style:style>
    <style:style style:name="P9" style:family="paragraph" style:parent-style-name="Standard">
      <style:text-properties officeooo:rsid="002c0e3f" officeooo:paragraph-rsid="002c0e3f"/>
    </style:style>
    <style:style style:name="T1" style:family="text">
      <style:text-properties officeooo:rsid="0020fb55"/>
    </style:style>
    <style:style style:name="T2" style:family="text">
      <style:text-properties officeooo:rsid="0022bfe1"/>
    </style:style>
    <style:style style:name="T3" style:family="text">
      <style:text-properties officeooo:rsid="0026b61c"/>
    </style:style>
    <style:style style:name="T4" style:family="text">
      <style:text-properties officeooo:rsid="00278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types =&gt; Integer, float, boolean, character, string</text:p>
      <text:p text:style-name="P1">Algorithm =&gt; a set of instructions to perform a specific task</text:p>
      <text:p text:style-name="P2">String functions =&gt; length, find <text:span text:style-name="T2">(get index of substring)</text:span>, <text:span text:style-name="T1">o</text:span>rd <text:span text:style-name="T2">(ascii value)</text:span>, chr <text:span text:style-name="T2">(ascii to char)</text:span></text:p>
      <text:p text:style-name="P3">Casting =&gt; int(str), str(int/float), float(str), date(int, int, int)</text:p>
      <text:p text:style-name="P3"/>
      <text:p text:style-name="P4">Integer division =&gt; <text:span text:style-name="T3">division which ignores decimal (rounds number down) (DIV)</text:span></text:p>
      <text:p text:style-name="P5">Modulo =&gt; gets remainder of a divison(MOD)</text:p>
      <text:p text:style-name="P5"/>
      <text:p text:style-name="P6">Variables =&gt; Value can be changed by program</text:p>
      <text:p text:style-name="P6">Constants =&gt; Value cannot be chaneged by program – <text:span text:style-name="T4">so they are not accidentaly changed</text:span></text:p>
      <text:p text:style-name="P6"/>
      <text:p text:style-name="P7">Sequence =&gt; More than one statement executed in order</text:p>
      <text:p text:style-name="P8">Selection =&gt; if statement of switch statement to choose the correct path for a program to follow</text:p>
      <text:p text:style-name="P9">Iteration =&gt; Loops – where the program repeats a section of code until a condition is m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36S</meta:editing-duration>
    <meta:editing-cycles>17</meta:editing-cycles>
    <meta:generator>LibreOffice/5.3.4.2$Windows_X86_64 LibreOffice_project/f82d347ccc0be322489bf7da61d7e4ad13fe2ff3</meta:generator>
    <dc:date>2020-10-16T12:25:29.351000000</dc:date>
    <meta:document-statistic meta:table-count="0" meta:image-count="0" meta:object-count="0" meta:page-count="1" meta:paragraph-count="11" meta:word-count="125" meta:character-count="769" meta:non-whitespace-character-count="653"/>
    <meta:user-defined meta:name="Info 1"/>
    <meta:user-defined meta:name="Info 2"/>
    <meta:user-defined meta:name="Info 3"/>
    <meta:user-defined meta:name="Info 4"/>
  </office:meta>
</office:document-meta>
</file>